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095" calcext:value-type="float">
            <text:p>0.557095</text:p>
          </table:table-cell>
          <table:table-cell office:value-type="float" office:value="0.57413" calcext:value-type="float">
            <text:p>0.574130</text:p>
          </table:table-cell>
          <table:table-cell office:value-type="float" office:value="0.53407" calcext:value-type="float">
            <text:p>0.53407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79411996" calcext:value-type="float">
            <text:p>0.579412</text:p>
          </table:table-cell>
          <table:table-cell office:value-type="float" office:value="0.586769064" calcext:value-type="float">
            <text:p>0.586769</text:p>
          </table:table-cell>
          <table:table-cell office:value-type="float" office:value="0.538983444" calcext:value-type="float">
            <text:p>0.538983</text:p>
          </table:table-cell>
          <table:table-cell office:value-type="float" office:value="0.562220274" calcext:value-type="float">
            <text:p>0.562220</text:p>
          </table:table-cell>
          <table:table-cell office:value-type="float" office:value="0.57700065" calcext:value-type="float">
            <text:p>0.577001</text:p>
          </table:table-cell>
          <table:table-cell office:value-type="float" office:value="0.53674035" calcext:value-type="float">
            <text:p>0.536740</text:p>
          </table:table-cell>
          <table:table-cell office:value-type="float" office:value="0.535749543336" calcext:value-type="float">
            <text:p>0.535750</text:p>
          </table:table-cell>
          <table:table-cell office:value-type="float" office:value="0.558846952356" calcext:value-type="float">
            <text:p>0.558847</text:p>
          </table:table-cell>
          <table:table-cell office:value-type="float" office:value="0.5804626539" calcext:value-type="float">
            <text:p>0.580463</text:p>
          </table:table-cell>
          <table:table-cell office:value-type="float" office:value="0.5399607921" calcext:value-type="float">
            <text:p>0.539961</text:p>
          </table:table-cell>
          <table:table-cell office:value-type="float" office:value="0.56043757" calcext:value-type="float">
            <text:p>0.560438</text:p>
          </table:table-cell>
          <table:table-cell office:value-type="float" office:value="0.57757478" calcext:value-type="float">
            <text:p>0.577575</text:p>
          </table:table-cell>
          <table:table-cell office:value-type="float" office:value="0.53727442" calcext:value-type="float">
            <text:p>0.537274</text:p>
          </table:table-cell>
          <table:table-cell office:value-type="float" office:value="0.557659844" calcext:value-type="float">
            <text:p>0.557660</text:p>
          </table:table-cell>
          <table:table-cell office:value-type="float" office:value="0.575935524024" calcext:value-type="float">
            <text:p>0.575936</text:p>
          </table:table-cell>
          <table:table-cell office:value-type="float" office:value="0.583248449616" calcext:value-type="float">
            <text:p>0.583248</text:p>
          </table:table-cell>
          <table:table-cell table:formula="of:=AVERAGE([.B2:.U2])" office:value-type="float" office:value="0.5607298653666" calcext:value-type="float">
            <text:p>0.5607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9824" calcext:value-type="float">
            <text:p>0.569824</text:p>
          </table:table-cell>
          <table:table-cell office:value-type="float" office:value="0.645451" calcext:value-type="float">
            <text:p>0.645451</text:p>
          </table:table-cell>
          <table:table-cell office:value-type="float" office:value="0.590416" calcext:value-type="float">
            <text:p>0.590416</text:p>
          </table:table-cell>
          <table:table-cell office:value-type="float" office:value="0.644702" calcext:value-type="float">
            <text:p>0.644702</text:p>
          </table:table-cell>
          <table:table-cell office:value-type="float" office:value="0.6513891492" calcext:value-type="float">
            <text:p>0.651389</text:p>
          </table:table-cell>
          <table:table-cell office:value-type="float" office:value="0.7486126352928" calcext:value-type="float">
            <text:p>0.748613</text:p>
          </table:table-cell>
          <table:table-cell office:value-type="float" office:value="0.5958478272" calcext:value-type="float">
            <text:p>0.595848</text:p>
          </table:table-cell>
          <table:table-cell office:value-type="float" office:value="0.5750663808" calcext:value-type="float">
            <text:p>0.575066</text:p>
          </table:table-cell>
          <table:table-cell office:value-type="float" office:value="0.648678255" calcext:value-type="float">
            <text:p>0.648678</text:p>
          </table:table-cell>
          <table:table-cell office:value-type="float" office:value="0.59336808" calcext:value-type="float">
            <text:p>0.593368</text:p>
          </table:table-cell>
          <table:table-cell office:value-type="float" office:value="0.5922727402368" calcext:value-type="float">
            <text:p>0.592273</text:p>
          </table:table-cell>
          <table:table-cell office:value-type="float" office:value="0.5716159825152" calcext:value-type="float">
            <text:p>0.571616</text:p>
          </table:table-cell>
          <table:table-cell office:value-type="float" office:value="0.65257032453" calcext:value-type="float">
            <text:p>0.652570</text:p>
          </table:table-cell>
          <table:table-cell office:value-type="float" office:value="0.59692828848" calcext:value-type="float">
            <text:p>0.596928</text:p>
          </table:table-cell>
          <table:table-cell office:value-type="float" office:value="0.573242944" calcext:value-type="float">
            <text:p>0.573243</text:p>
          </table:table-cell>
          <table:table-cell office:value-type="float" office:value="0.649323706" calcext:value-type="float">
            <text:p>0.649324</text:p>
          </table:table-cell>
          <table:table-cell office:value-type="float" office:value="0.593958496" calcext:value-type="float">
            <text:p>0.593958</text:p>
          </table:table-cell>
          <table:table-cell office:value-type="float" office:value="0.640833788" calcext:value-type="float">
            <text:p>0.640834</text:p>
          </table:table-cell>
          <table:table-cell office:value-type="float" office:value="0.6474808143048" calcext:value-type="float">
            <text:p>0.647481</text:p>
          </table:table-cell>
          <table:table-cell office:value-type="float" office:value="0.744120959481043" calcext:value-type="float">
            <text:p>0.744121</text:p>
          </table:table-cell>
          <table:table-cell table:formula="of:=AVERAGE([.B3:.U3])" office:value-type="float" office:value="0.626285168552032" calcext:value-type="float">
            <text:p>0.626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8439" calcext:value-type="float">
            <text:p>0.768439</text:p>
          </table:table-cell>
          <table:table-cell office:value-type="float" office:value="0.770124" calcext:value-type="float">
            <text:p>0.770124</text:p>
          </table:table-cell>
          <table:table-cell office:value-type="float" office:value="0.694309" calcext:value-type="float">
            <text:p>0.694309</text:p>
          </table:table-cell>
          <table:table-cell office:value-type="float" office:value="0.763946" calcext:value-type="float">
            <text:p>0.763946</text:p>
          </table:table-cell>
          <table:table-cell office:value-type="float" office:value="0.7772091408" calcext:value-type="float">
            <text:p>0.777209</text:p>
          </table:table-cell>
          <table:table-cell office:value-type="float" office:value="0.8158915668864" calcext:value-type="float">
            <text:p>0.815892</text:p>
          </table:table-cell>
          <table:table-cell office:value-type="float" office:value="0.7006966428" calcext:value-type="float">
            <text:p>0.700697</text:p>
          </table:table-cell>
          <table:table-cell office:value-type="float" office:value="0.7755086388" calcext:value-type="float">
            <text:p>0.775509</text:p>
          </table:table-cell>
          <table:table-cell office:value-type="float" office:value="0.77397462" calcext:value-type="float">
            <text:p>0.773975</text:p>
          </table:table-cell>
          <table:table-cell office:value-type="float" office:value="0.697780545" calcext:value-type="float">
            <text:p>0.697781</text:p>
          </table:table-cell>
          <table:table-cell office:value-type="float" office:value="0.6964924629432" calcext:value-type="float">
            <text:p>0.696492</text:p>
          </table:table-cell>
          <table:table-cell office:value-type="float" office:value="0.7708555869672" calcext:value-type="float">
            <text:p>0.770856</text:p>
          </table:table-cell>
          <table:table-cell office:value-type="float" office:value="0.77861846772" calcext:value-type="float">
            <text:p>0.778618</text:p>
          </table:table-cell>
          <table:table-cell office:value-type="float" office:value="0.70196722827" calcext:value-type="float">
            <text:p>0.701967</text:p>
          </table:table-cell>
          <table:table-cell office:value-type="float" office:value="0.773049634" calcext:value-type="float">
            <text:p>0.773050</text:p>
          </table:table-cell>
          <table:table-cell office:value-type="float" office:value="0.774744744" calcext:value-type="float">
            <text:p>0.774745</text:p>
          </table:table-cell>
          <table:table-cell office:value-type="float" office:value="0.698474854" calcext:value-type="float">
            <text:p>0.698475</text:p>
          </table:table-cell>
          <table:table-cell office:value-type="float" office:value="0.759362324" calcext:value-type="float">
            <text:p>0.759362</text:p>
          </table:table-cell>
          <table:table-cell office:value-type="float" office:value="0.7725458859552" calcext:value-type="float">
            <text:p>0.772546</text:p>
          </table:table-cell>
          <table:table-cell office:value-type="float" office:value="0.810996217485082" calcext:value-type="float">
            <text:p>0.810996</text:p>
          </table:table-cell>
          <table:table-cell table:formula="of:=AVERAGE([.B4:.U4])" office:value-type="float" office:value="0.753749327981354" calcext:value-type="float">
            <text:p>0.753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5208" calcext:value-type="float">
            <text:p>0.795208</text:p>
          </table:table-cell>
          <table:table-cell office:value-type="float" office:value="0.825346" calcext:value-type="float">
            <text:p>0.825346</text:p>
          </table:table-cell>
          <table:table-cell office:value-type="float" office:value="0.806814" calcext:value-type="float">
            <text:p>0.806814</text:p>
          </table:table-cell>
          <table:table-cell office:value-type="float" office:value="0.801011" calcext:value-type="float">
            <text:p>0.801011</text:p>
          </table:table-cell>
          <table:table-cell office:value-type="float" office:value="0.8329391832" calcext:value-type="float">
            <text:p>0.832939</text:p>
          </table:table-cell>
          <table:table-cell office:value-type="float" office:value="0.837367260132" calcext:value-type="float">
            <text:p>0.837367</text:p>
          </table:table-cell>
          <table:table-cell office:value-type="float" office:value="0.8142366888" calcext:value-type="float">
            <text:p>0.814237</text:p>
          </table:table-cell>
          <table:table-cell office:value-type="float" office:value="0.8025239136" calcext:value-type="float">
            <text:p>0.802524</text:p>
          </table:table-cell>
          <table:table-cell office:value-type="float" office:value="0.82947273" calcext:value-type="float">
            <text:p>0.829473</text:p>
          </table:table-cell>
          <table:table-cell office:value-type="float" office:value="0.81084807" calcext:value-type="float">
            <text:p>0.810848</text:p>
          </table:table-cell>
          <table:table-cell office:value-type="float" office:value="0.8093512686672" calcext:value-type="float">
            <text:p>0.809351</text:p>
          </table:table-cell>
          <table:table-cell office:value-type="float" office:value="0.7977087701184" calcext:value-type="float">
            <text:p>0.797709</text:p>
          </table:table-cell>
          <table:table-cell office:value-type="float" office:value="0.83444956638" calcext:value-type="float">
            <text:p>0.834450</text:p>
          </table:table-cell>
          <table:table-cell office:value-type="float" office:value="0.81571315842" calcext:value-type="float">
            <text:p>0.815713</text:p>
          </table:table-cell>
          <table:table-cell office:value-type="float" office:value="0.799979248" calcext:value-type="float">
            <text:p>0.799979</text:p>
          </table:table-cell>
          <table:table-cell office:value-type="float" office:value="0.830298076" calcext:value-type="float">
            <text:p>0.830298</text:p>
          </table:table-cell>
          <table:table-cell office:value-type="float" office:value="0.811654884" calcext:value-type="float">
            <text:p>0.811655</text:p>
          </table:table-cell>
          <table:table-cell office:value-type="float" office:value="0.796204934" calcext:value-type="float">
            <text:p>0.796205</text:p>
          </table:table-cell>
          <table:table-cell office:value-type="float" office:value="0.8279415481008" calcext:value-type="float">
            <text:p>0.827942</text:p>
          </table:table-cell>
          <table:table-cell office:value-type="float" office:value="0.832343056571208" calcext:value-type="float">
            <text:p>0.832343</text:p>
          </table:table-cell>
          <table:table-cell table:formula="of:=AVERAGE([.B5:.U5])" office:value-type="float" office:value="0.81557056779948" calcext:value-type="float">
            <text:p>0.815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4519" calcext:value-type="float">
            <text:p>0.834519</text:p>
          </table:table-cell>
          <table:table-cell office:value-type="float" office:value="0.83377" calcext:value-type="float">
            <text:p>0.833770</text:p>
          </table:table-cell>
          <table:table-cell office:value-type="float" office:value="0.834893" calcext:value-type="float">
            <text:p>0.834893</text:p>
          </table:table-cell>
          <table:table-cell office:value-type="float" office:value="0.83377" calcext:value-type="float">
            <text:p>0.833770</text:p>
          </table:table-cell>
          <table:table-cell office:value-type="float" office:value="0.841440684" calcext:value-type="float">
            <text:p>0.841441</text:p>
          </table:table-cell>
          <table:table-cell office:value-type="float" office:value="0.8409775076232" calcext:value-type="float">
            <text:p>0.840978</text:p>
          </table:table-cell>
          <table:table-cell office:value-type="float" office:value="0.8425740156" calcext:value-type="float">
            <text:p>0.842574</text:p>
          </table:table-cell>
          <table:table-cell office:value-type="float" office:value="0.8421965748" calcext:value-type="float">
            <text:p>0.842197</text:p>
          </table:table-cell>
          <table:table-cell office:value-type="float" office:value="0.83793885" calcext:value-type="float">
            <text:p>0.837939</text:p>
          </table:table-cell>
          <table:table-cell office:value-type="float" office:value="0.839067465" calcext:value-type="float">
            <text:p>0.839067</text:p>
          </table:table-cell>
          <table:table-cell office:value-type="float" office:value="0.8375185715064" calcext:value-type="float">
            <text:p>0.837519</text:p>
          </table:table-cell>
          <table:table-cell office:value-type="float" office:value="0.8371433953512" calcext:value-type="float">
            <text:p>0.837143</text:p>
          </table:table-cell>
          <table:table-cell office:value-type="float" office:value="0.8429664831" calcext:value-type="float">
            <text:p>0.842966</text:p>
          </table:table-cell>
          <table:table-cell office:value-type="float" office:value="0.84410186979" calcext:value-type="float">
            <text:p>0.844102</text:p>
          </table:table-cell>
          <table:table-cell office:value-type="float" office:value="0.839526114" calcext:value-type="float">
            <text:p>0.839526</text:p>
          </table:table-cell>
          <table:table-cell office:value-type="float" office:value="0.83877262" calcext:value-type="float">
            <text:p>0.838773</text:p>
          </table:table-cell>
          <table:table-cell office:value-type="float" office:value="0.839902358" calcext:value-type="float">
            <text:p>0.839902</text:p>
          </table:table-cell>
          <table:table-cell office:value-type="float" office:value="0.82876738" calcext:value-type="float">
            <text:p>0.828767</text:p>
          </table:table-cell>
          <table:table-cell office:value-type="float" office:value="0.836392039896" calcext:value-type="float">
            <text:p>0.836392</text:p>
          </table:table-cell>
          <table:table-cell office:value-type="float" office:value="0.835931642577461" calcext:value-type="float">
            <text:p>0.835932</text:p>
          </table:table-cell>
          <table:table-cell table:formula="of:=AVERAGE([.B6:.U6])" office:value-type="float" office:value="0.838108478562213" calcext:value-type="float">
            <text:p>0.838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39573" calcext:value-type="float">
            <text:p>0.839573</text:p>
          </table:table-cell>
          <table:table-cell office:value-type="float" office:value="0.836391" calcext:value-type="float">
            <text:p>0.836391</text:p>
          </table:table-cell>
          <table:table-cell office:value-type="float" office:value="0.838076" calcext:value-type="float">
            <text:p>0.838076</text:p>
          </table:table-cell>
          <table:table-cell office:value-type="float" office:value="0.8472970716" calcext:value-type="float">
            <text:p>0.847297</text:p>
          </table:table-cell>
          <table:table-cell office:value-type="float" office:value="0.8398373760336" calcext:value-type="float">
            <text:p>0.839837</text:p>
          </table:table-cell>
          <table:table-cell office:value-type="float" office:value="0.8440857972" calcext:value-type="float">
            <text:p>0.844086</text:p>
          </table:table-cell>
          <table:table-cell office:value-type="float" office:value="0.8463524604" calcext:value-type="float">
            <text:p>0.846352</text:p>
          </table:table-cell>
          <table:table-cell office:value-type="float" office:value="0.843770865" calcext:value-type="float">
            <text:p>0.843771</text:p>
          </table:table-cell>
          <table:table-cell office:value-type="float" office:value="0.840572955" calcext:value-type="float">
            <text:p>0.840573</text:p>
          </table:table-cell>
          <table:table-cell office:value-type="float" office:value="0.8390212824168" calcext:value-type="float">
            <text:p>0.839021</text:p>
          </table:table-cell>
          <table:table-cell office:value-type="float" office:value="0.8412743456376" calcext:value-type="float">
            <text:p>0.841274</text:p>
          </table:table-cell>
          <table:table-cell office:value-type="float" office:value="0.84883349019" calcext:value-type="float">
            <text:p>0.848833</text:p>
          </table:table-cell>
          <table:table-cell office:value-type="float" office:value="0.84561639273" calcext:value-type="float">
            <text:p>0.845616</text:p>
          </table:table-cell>
          <table:table-cell office:value-type="float" office:value="0.843668822" calcext:value-type="float">
            <text:p>0.843669</text:p>
          </table:table-cell>
          <table:table-cell office:value-type="float" office:value="0.844610438" calcext:value-type="float">
            <text:p>0.844610</text:p>
          </table:table-cell>
          <table:table-cell office:value-type="float" office:value="0.841409346" calcext:value-type="float">
            <text:p>0.841409</text:p>
          </table:table-cell>
          <table:table-cell office:value-type="float" office:value="0.833047544" calcext:value-type="float">
            <text:p>0.833048</text:p>
          </table:table-cell>
          <table:table-cell office:value-type="float" office:value="0.8422132891704" calcext:value-type="float">
            <text:p>0.842213</text:p>
          </table:table-cell>
          <table:table-cell office:value-type="float" office:value="0.834798351777399" calcext:value-type="float">
            <text:p>0.834798</text:p>
          </table:table-cell>
          <table:table-cell table:formula="of:=AVERAGE([.B7:.U7])" office:value-type="float" office:value="0.84145434135779" calcext:value-type="float">
            <text:p>0.8414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8076" calcext:value-type="float">
            <text:p>0.838076</text:p>
          </table:table-cell>
          <table:table-cell office:value-type="float" office:value="0.839199" calcext:value-type="float">
            <text:p>0.839199</text:p>
          </table:table-cell>
          <table:table-cell office:value-type="float" office:value="0.834893" calcext:value-type="float">
            <text:p>0.834893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469196308" calcext:value-type="float">
            <text:p>0.846920</text:p>
          </table:table-cell>
          <table:table-cell office:value-type="float" office:value="0.8413582283232" calcext:value-type="float">
            <text:p>0.841358</text:p>
          </table:table-cell>
          <table:table-cell office:value-type="float" office:value="0.8425740156" calcext:value-type="float">
            <text:p>0.842574</text:p>
          </table:table-cell>
          <table:table-cell office:value-type="float" office:value="0.8457862992" calcext:value-type="float">
            <text:p>0.845786</text:p>
          </table:table-cell>
          <table:table-cell office:value-type="float" office:value="0.843394995" calcext:value-type="float">
            <text:p>0.843395</text:p>
          </table:table-cell>
          <table:table-cell office:value-type="float" office:value="0.839067465" calcext:value-type="float">
            <text:p>0.839067</text:p>
          </table:table-cell>
          <table:table-cell office:value-type="float" office:value="0.8375185715064" calcext:value-type="float">
            <text:p>0.837519</text:p>
          </table:table-cell>
          <table:table-cell office:value-type="float" office:value="0.8407115814048" calcext:value-type="float">
            <text:p>0.840712</text:p>
          </table:table-cell>
          <table:table-cell office:value-type="float" office:value="0.84845536497" calcext:value-type="float">
            <text:p>0.848455</text:p>
          </table:table-cell>
          <table:table-cell office:value-type="float" office:value="0.84410186979" calcext:value-type="float">
            <text:p>0.844102</text:p>
          </table:table-cell>
          <table:table-cell office:value-type="float" office:value="0.843104456" calcext:value-type="float">
            <text:p>0.843104</text:p>
          </table:table-cell>
          <table:table-cell office:value-type="float" office:value="0.844234194" calcext:value-type="float">
            <text:p>0.844234</text:p>
          </table:table-cell>
          <table:table-cell office:value-type="float" office:value="0.839902358" calcext:value-type="float">
            <text:p>0.839902</text:p>
          </table:table-cell>
          <table:table-cell office:value-type="float" office:value="0.83472144" calcext:value-type="float">
            <text:p>0.834721</text:p>
          </table:table-cell>
          <table:table-cell office:value-type="float" office:value="0.8418381130152" calcext:value-type="float">
            <text:p>0.841838</text:p>
          </table:table-cell>
          <table:table-cell office:value-type="float" office:value="0.836310078953261" calcext:value-type="float">
            <text:p>0.836310</text:p>
          </table:table-cell>
          <table:table-cell table:formula="of:=AVERAGE([.B8:.U8])" office:value-type="float" office:value="0.841096333078143" calcext:value-type="float">
            <text:p>0.841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6952" calcext:value-type="float">
            <text:p>0.836952</text:p>
          </table:table-cell>
          <table:table-cell office:value-type="float" office:value="0.836578" calcext:value-type="float">
            <text:p>0.836578</text:p>
          </table:table-cell>
          <table:table-cell office:value-type="float" office:value="0.835455" calcext:value-type="float">
            <text:p>0.835455</text:p>
          </table:table-cell>
          <table:table-cell office:value-type="float" office:value="0.838076" calcext:value-type="float">
            <text:p>0.838076</text:p>
          </table:table-cell>
          <table:table-cell office:value-type="float" office:value="0.8442745176" calcext:value-type="float">
            <text:p>0.844275</text:p>
          </table:table-cell>
          <table:table-cell office:value-type="float" office:value="0.8438283442248" calcext:value-type="float">
            <text:p>0.843828</text:p>
          </table:table-cell>
          <table:table-cell office:value-type="float" office:value="0.843141186" calcext:value-type="float">
            <text:p>0.843141</text:p>
          </table:table-cell>
          <table:table-cell office:value-type="float" office:value="0.8446519584" calcext:value-type="float">
            <text:p>0.844652</text:p>
          </table:table-cell>
          <table:table-cell office:value-type="float" office:value="0.84076089" calcext:value-type="float">
            <text:p>0.840761</text:p>
          </table:table-cell>
          <table:table-cell office:value-type="float" office:value="0.839632275" calcext:value-type="float">
            <text:p>0.839632</text:p>
          </table:table-cell>
          <table:table-cell office:value-type="float" office:value="0.838082338884" calcext:value-type="float">
            <text:p>0.838082</text:p>
          </table:table-cell>
          <table:table-cell office:value-type="float" office:value="0.8395840466496" calcext:value-type="float">
            <text:p>0.839584</text:p>
          </table:table-cell>
          <table:table-cell office:value-type="float" office:value="0.84580545534" calcext:value-type="float">
            <text:p>0.845805</text:p>
          </table:table-cell>
          <table:table-cell office:value-type="float" office:value="0.84467006865" calcext:value-type="float">
            <text:p>0.844670</text:p>
          </table:table-cell>
          <table:table-cell office:value-type="float" office:value="0.841973712" calcext:value-type="float">
            <text:p>0.841974</text:p>
          </table:table-cell>
          <table:table-cell office:value-type="float" office:value="0.841597468" calcext:value-type="float">
            <text:p>0.841597</text:p>
          </table:table-cell>
          <table:table-cell office:value-type="float" office:value="0.84046773" calcext:value-type="float">
            <text:p>0.840468</text:p>
          </table:table-cell>
          <table:table-cell office:value-type="float" office:value="0.833047544" calcext:value-type="float">
            <text:p>0.833048</text:p>
          </table:table-cell>
          <table:table-cell office:value-type="float" office:value="0.8392088704944" calcext:value-type="float">
            <text:p>0.839209</text:p>
          </table:table-cell>
          <table:table-cell office:value-type="float" office:value="0.838765374159451" calcext:value-type="float">
            <text:p>0.838765</text:p>
          </table:table-cell>
          <table:table-cell table:formula="of:=AVERAGE([.B9:.U9])" office:value-type="float" office:value="0.840327638970112" calcext:value-type="float">
            <text:p>0.840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3583" calcext:value-type="float">
            <text:p>0.833583</text:p>
          </table:table-cell>
          <table:table-cell office:value-type="float" office:value="0.835455" calcext:value-type="float">
            <text:p>0.835455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35829" calcext:value-type="float">
            <text:p>0.835829</text:p>
          </table:table-cell>
          <table:table-cell office:value-type="float" office:value="0.843141186" calcext:value-type="float">
            <text:p>0.843141</text:p>
          </table:table-cell>
          <table:table-cell office:value-type="float" office:value="0.8396475233112" calcext:value-type="float">
            <text:p>0.839648</text:p>
          </table:table-cell>
          <table:table-cell office:value-type="float" office:value="0.8380406892" calcext:value-type="float">
            <text:p>0.838041</text:p>
          </table:table-cell>
          <table:table-cell office:value-type="float" office:value="0.8412519636" calcext:value-type="float">
            <text:p>0.841252</text:p>
          </table:table-cell>
          <table:table-cell office:value-type="float" office:value="0.839632275" calcext:value-type="float">
            <text:p>0.839632</text:p>
          </table:table-cell>
          <table:table-cell office:value-type="float" office:value="0.834553005" calcext:value-type="float">
            <text:p>0.834553</text:p>
          </table:table-cell>
          <table:table-cell office:value-type="float" office:value="0.8330124450648" calcext:value-type="float">
            <text:p>0.833012</text:p>
          </table:table-cell>
          <table:table-cell office:value-type="float" office:value="0.8362044518184" calcext:value-type="float">
            <text:p>0.836204</text:p>
          </table:table-cell>
          <table:table-cell office:value-type="float" office:value="0.84467006865" calcext:value-type="float">
            <text:p>0.844670</text:p>
          </table:table-cell>
          <table:table-cell office:value-type="float" office:value="0.83956032303" calcext:value-type="float">
            <text:p>0.839560</text:p>
          </table:table-cell>
          <table:table-cell office:value-type="float" office:value="0.838584498" calcext:value-type="float">
            <text:p>0.838584</text:p>
          </table:table-cell>
          <table:table-cell office:value-type="float" office:value="0.84046773" calcext:value-type="float">
            <text:p>0.840468</text:p>
          </table:table-cell>
          <table:table-cell office:value-type="float" office:value="0.835383406" calcext:value-type="float">
            <text:p>0.835383</text:p>
          </table:table-cell>
          <table:table-cell office:value-type="float" office:value="0.830814026" calcext:value-type="float">
            <text:p>0.830814</text:p>
          </table:table-cell>
          <table:table-cell office:value-type="float" office:value="0.838082338884" calcext:value-type="float">
            <text:p>0.838082</text:p>
          </table:table-cell>
          <table:table-cell office:value-type="float" office:value="0.834609638171333" calcext:value-type="float">
            <text:p>0.834610</text:p>
          </table:table-cell>
          <table:table-cell table:formula="of:=AVERAGE([.B10:.U10])" office:value-type="float" office:value="0.837146178386487" calcext:value-type="float">
            <text:p>0.837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7967" calcext:value-type="float">
            <text:p>0.827967</text:p>
          </table:table-cell>
          <table:table-cell office:value-type="float" office:value="0.833957" calcext:value-type="float">
            <text:p>0.833957</text:p>
          </table:table-cell>
          <table:table-cell office:value-type="float" office:value="0.830026" calcext:value-type="float">
            <text:p>0.830026</text:p>
          </table:table-cell>
          <table:table-cell office:value-type="float" office:value="0.834893" calcext:value-type="float">
            <text:p>0.834893</text:p>
          </table:table-cell>
          <table:table-cell office:value-type="float" office:value="0.8416294044" calcext:value-type="float">
            <text:p>0.841629</text:p>
          </table:table-cell>
          <table:table-cell office:value-type="float" office:value="0.8413582283232" calcext:value-type="float">
            <text:p>0.841358</text:p>
          </table:table-cell>
          <table:table-cell office:value-type="float" office:value="0.8376622392" calcext:value-type="float">
            <text:p>0.837662</text:p>
          </table:table-cell>
          <table:table-cell office:value-type="float" office:value="0.8355842964" calcext:value-type="float">
            <text:p>0.835584</text:p>
          </table:table-cell>
          <table:table-cell office:value-type="float" office:value="0.838126785" calcext:value-type="float">
            <text:p>0.838127</text:p>
          </table:table-cell>
          <table:table-cell office:value-type="float" office:value="0.83417613" calcext:value-type="float">
            <text:p>0.834176</text:p>
          </table:table-cell>
          <table:table-cell office:value-type="float" office:value="0.8326362657648" calcext:value-type="float">
            <text:p>0.832636</text:p>
          </table:table-cell>
          <table:table-cell office:value-type="float" office:value="0.8305707906216" calcext:value-type="float">
            <text:p>0.830571</text:p>
          </table:table-cell>
          <table:table-cell office:value-type="float" office:value="0.84315554571" calcext:value-type="float">
            <text:p>0.843156</text:p>
          </table:table-cell>
          <table:table-cell office:value-type="float" office:value="0.83918118678" calcext:value-type="float">
            <text:p>0.839181</text:p>
          </table:table-cell>
          <table:table-cell office:value-type="float" office:value="0.832934802" calcext:value-type="float">
            <text:p>0.832935</text:p>
          </table:table-cell>
          <table:table-cell office:value-type="float" office:value="0.838960742" calcext:value-type="float">
            <text:p>0.838961</text:p>
          </table:table-cell>
          <table:table-cell office:value-type="float" office:value="0.835006156" calcext:value-type="float">
            <text:p>0.835006</text:p>
          </table:table-cell>
          <table:table-cell office:value-type="float" office:value="0.829883642" calcext:value-type="float">
            <text:p>0.829884</text:p>
          </table:table-cell>
          <table:table-cell office:value-type="float" office:value="0.8365796279736" calcext:value-type="float">
            <text:p>0.836580</text:p>
          </table:table-cell>
          <table:table-cell office:value-type="float" office:value="0.836310078953261" calcext:value-type="float">
            <text:p>0.836310</text:p>
          </table:table-cell>
          <table:table-cell table:formula="of:=AVERAGE([.B11:.U11])" office:value-type="float" office:value="0.835529946056323" calcext:value-type="float">
            <text:p>0.835530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764" calcext:value-type="float">
            <text:p>0.683764</text:p>
          </table:table-cell>
          <table:table-cell office:value-type="float" office:value="0.683367" calcext:value-type="float">
            <text:p>0.683367</text:p>
          </table:table-cell>
          <table:table-cell office:value-type="float" office:value="0.686074" calcext:value-type="float">
            <text:p>0.686074</text:p>
          </table:table-cell>
          <table:table-cell office:value-type="float" office:value="0.680682" calcext:value-type="float">
            <text:p>0.680682</text:p>
          </table:table-cell>
          <table:table-cell office:value-type="float" office:value="0.677216697" calcext:value-type="float">
            <text:p>0.677217</text:p>
          </table:table-cell>
          <table:table-cell office:value-type="float" office:value="0.654132989132" calcext:value-type="float">
            <text:p>0.654133</text:p>
          </table:table-cell>
          <table:table-cell office:value-type="float" office:value="0.679899334" calcext:value-type="float">
            <text:p>0.679899</text:p>
          </table:table-cell>
          <table:table-cell office:value-type="float" office:value="0.677610124" calcext:value-type="float">
            <text:p>0.677610</text:p>
          </table:table-cell>
          <table:table-cell office:value-type="float" office:value="0.68034518" calcext:value-type="float">
            <text:p>0.680345</text:p>
          </table:table-cell>
          <table:table-cell office:value-type="float" office:value="0.679950165" calcext:value-type="float">
            <text:p>0.679950</text:p>
          </table:table-cell>
          <table:table-cell office:value-type="float" office:value="0.683978730004" calcext:value-type="float">
            <text:p>0.683979</text:p>
          </table:table-cell>
          <table:table-cell office:value-type="float" office:value="0.681675784744" calcext:value-type="float">
            <text:p>0.681676</text:p>
          </table:table-cell>
          <table:table-cell office:value-type="float" office:value="0.67626310892" calcext:value-type="float">
            <text:p>0.676263</text:p>
          </table:table-cell>
          <table:table-cell office:value-type="float" office:value="0.67587046401" calcext:value-type="float">
            <text:p>0.675870</text:p>
          </table:table-cell>
          <table:table-cell office:value-type="float" office:value="0.679661416" calcext:value-type="float">
            <text:p>0.679661</text:p>
          </table:table-cell>
          <table:table-cell office:value-type="float" office:value="0.679266798" calcext:value-type="float">
            <text:p>0.679267</text:p>
          </table:table-cell>
          <table:table-cell office:value-type="float" office:value="0.681957556" calcext:value-type="float">
            <text:p>0.681958</text:p>
          </table:table-cell>
          <table:table-cell office:value-type="float" office:value="0.684766092" calcext:value-type="float">
            <text:p>0.684766</text:p>
          </table:table-cell>
          <table:table-cell office:value-type="float" office:value="0.681279997182" calcext:value-type="float">
            <text:p>0.681280</text:p>
          </table:table-cell>
          <table:table-cell office:value-type="float" office:value="0.658057787066792" calcext:value-type="float">
            <text:p>0.658058</text:p>
          </table:table-cell>
          <table:table-cell table:formula="of:=AVERAGE([.B14:.U14])" office:value-type="float" office:value="0.67829096115294" calcext:value-type="float">
            <text:p>0.678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358" calcext:value-type="float">
            <text:p>0.670358</text:p>
          </table:table-cell>
          <table:table-cell office:value-type="float" office:value="0.650673" calcext:value-type="float">
            <text:p>0.650673</text:p>
          </table:table-cell>
          <table:table-cell office:value-type="float" office:value="0.678999" calcext:value-type="float">
            <text:p>0.678999</text:p>
          </table:table-cell>
          <table:table-cell office:value-type="float" office:value="0.645829" calcext:value-type="float">
            <text:p>0.645829</text:p>
          </table:table-cell>
          <table:table-cell office:value-type="float" office:value="0.644816943" calcext:value-type="float">
            <text:p>0.644817</text:p>
          </table:table-cell>
          <table:table-cell office:value-type="float" office:value="0.526586227104" calcext:value-type="float">
            <text:p>0.526586</text:p>
          </table:table-cell>
          <table:table-cell office:value-type="float" office:value="0.672888009" calcext:value-type="float">
            <text:p>0.672888</text:p>
          </table:table-cell>
          <table:table-cell office:value-type="float" office:value="0.664324778" calcext:value-type="float">
            <text:p>0.664325</text:p>
          </table:table-cell>
          <table:table-cell office:value-type="float" office:value="0.66700621" calcext:value-type="float">
            <text:p>0.667006</text:p>
          </table:table-cell>
          <table:table-cell office:value-type="float" office:value="0.647419635" calcext:value-type="float">
            <text:p>0.647420</text:p>
          </table:table-cell>
          <table:table-cell office:value-type="float" office:value="0.676925337054" calcext:value-type="float">
            <text:p>0.676925</text:p>
          </table:table-cell>
          <table:table-cell office:value-type="float" office:value="0.668310726668" calcext:value-type="float">
            <text:p>0.668311</text:p>
          </table:table-cell>
          <table:table-cell office:value-type="float" office:value="0.66300417274" calcext:value-type="float">
            <text:p>0.663004</text:p>
          </table:table-cell>
          <table:table-cell office:value-type="float" office:value="0.64353511719" calcext:value-type="float">
            <text:p>0.643535</text:p>
          </table:table-cell>
          <table:table-cell office:value-type="float" office:value="0.666335852" calcext:value-type="float">
            <text:p>0.666336</text:p>
          </table:table-cell>
          <table:table-cell office:value-type="float" office:value="0.646768962" calcext:value-type="float">
            <text:p>0.646769</text:p>
          </table:table-cell>
          <table:table-cell office:value-type="float" office:value="0.674925006" calcext:value-type="float">
            <text:p>0.674925</text:p>
          </table:table-cell>
          <table:table-cell office:value-type="float" office:value="0.649703974" calcext:value-type="float">
            <text:p>0.649704</text:p>
          </table:table-cell>
          <table:table-cell office:value-type="float" office:value="0.648685844658" calcext:value-type="float">
            <text:p>0.648686</text:p>
          </table:table-cell>
          <table:table-cell office:value-type="float" office:value="0.529745744466624" calcext:value-type="float">
            <text:p>0.529746</text:p>
          </table:table-cell>
          <table:table-cell table:formula="of:=AVERAGE([.B15:.U15])" office:value-type="float" office:value="0.646842076944031" calcext:value-type="float">
            <text:p>0.646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0444" calcext:value-type="float">
            <text:p>0.520444</text:p>
          </table:table-cell>
          <table:table-cell office:value-type="float" office:value="0.506414" calcext:value-type="float">
            <text:p>0.506414</text:p>
          </table:table-cell>
          <table:table-cell office:value-type="float" office:value="0.558386" calcext:value-type="float">
            <text:p>0.558386</text:p>
          </table:table-cell>
          <table:table-cell office:value-type="float" office:value="0.514311" calcext:value-type="float">
            <text:p>0.514311</text:p>
          </table:table-cell>
          <table:table-cell office:value-type="float" office:value="0.501856274" calcext:value-type="float">
            <text:p>0.501856</text:p>
          </table:table-cell>
          <table:table-cell office:value-type="float" office:value="0.422259157964" calcext:value-type="float">
            <text:p>0.422259</text:p>
          </table:table-cell>
          <table:table-cell office:value-type="float" office:value="0.553360526" calcext:value-type="float">
            <text:p>0.553361</text:p>
          </table:table-cell>
          <table:table-cell office:value-type="float" office:value="0.515760004" calcext:value-type="float">
            <text:p>0.515760</text:p>
          </table:table-cell>
          <table:table-cell office:value-type="float" office:value="0.51784178" calcext:value-type="float">
            <text:p>0.517842</text:p>
          </table:table-cell>
          <table:table-cell office:value-type="float" office:value="0.50388193" calcext:value-type="float">
            <text:p>0.503882</text:p>
          </table:table-cell>
          <table:table-cell office:value-type="float" office:value="0.556680689156" calcext:value-type="float">
            <text:p>0.556681</text:p>
          </table:table-cell>
          <table:table-cell office:value-type="float" office:value="0.518854564024" calcext:value-type="float">
            <text:p>0.518855</text:p>
          </table:table-cell>
          <table:table-cell office:value-type="float" office:value="0.51473472932" calcext:value-type="float">
            <text:p>0.514735</text:p>
          </table:table-cell>
          <table:table-cell office:value-type="float" office:value="0.50085863842" calcext:value-type="float">
            <text:p>0.500859</text:p>
          </table:table-cell>
          <table:table-cell office:value-type="float" office:value="0.517321336" calcext:value-type="float">
            <text:p>0.517321</text:p>
          </table:table-cell>
          <table:table-cell office:value-type="float" office:value="0.503375516" calcext:value-type="float">
            <text:p>0.503376</text:p>
          </table:table-cell>
          <table:table-cell office:value-type="float" office:value="0.555035684" calcext:value-type="float">
            <text:p>0.555036</text:p>
          </table:table-cell>
          <table:table-cell office:value-type="float" office:value="0.517396866" calcext:value-type="float">
            <text:p>0.517397</text:p>
          </table:table-cell>
          <table:table-cell office:value-type="float" office:value="0.504867411644" calcext:value-type="float">
            <text:p>0.504867</text:p>
          </table:table-cell>
          <table:table-cell office:value-type="float" office:value="0.424792712911784" calcext:value-type="float">
            <text:p>0.424793</text:p>
          </table:table-cell>
          <table:table-cell table:formula="of:=AVERAGE([.B16:.U16])" office:value-type="float" office:value="0.511421640971989" calcext:value-type="float">
            <text:p>0.511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5842" calcext:value-type="float">
            <text:p>0.405842</text:p>
          </table:table-cell>
          <table:table-cell office:value-type="float" office:value="0.405253" calcext:value-type="float">
            <text:p>0.405253</text:p>
          </table:table-cell>
          <table:table-cell office:value-type="float" office:value="0.428275" calcext:value-type="float">
            <text:p>0.428275</text:p>
          </table:table-cell>
          <table:table-cell office:value-type="float" office:value="0.404024" calcext:value-type="float">
            <text:p>0.404024</text:p>
          </table:table-cell>
          <table:table-cell office:value-type="float" office:value="0.401605723" calcext:value-type="float">
            <text:p>0.401606</text:p>
          </table:table-cell>
          <table:table-cell office:value-type="float" office:value="0.327618124806" calcext:value-type="float">
            <text:p>0.327618</text:p>
          </table:table-cell>
          <table:table-cell office:value-type="float" office:value="0.424420525" calcext:value-type="float">
            <text:p>0.424421</text:p>
          </table:table-cell>
          <table:table-cell office:value-type="float" office:value="0.402189422" calcext:value-type="float">
            <text:p>0.402189</text:p>
          </table:table-cell>
          <table:table-cell office:value-type="float" office:value="0.40381279" calcext:value-type="float">
            <text:p>0.403813</text:p>
          </table:table-cell>
          <table:table-cell office:value-type="float" office:value="0.403226735" calcext:value-type="float">
            <text:p>0.403227</text:p>
          </table:table-cell>
          <table:table-cell office:value-type="float" office:value="0.42696704815" calcext:value-type="float">
            <text:p>0.426967</text:p>
          </table:table-cell>
          <table:table-cell office:value-type="float" office:value="0.404602558532" calcext:value-type="float">
            <text:p>0.404603</text:p>
          </table:table-cell>
          <table:table-cell office:value-type="float" office:value="0.40138991326" calcext:value-type="float">
            <text:p>0.401390</text:p>
          </table:table-cell>
          <table:table-cell office:value-type="float" office:value="0.40080737459" calcext:value-type="float">
            <text:p>0.400807</text:p>
          </table:table-cell>
          <table:table-cell office:value-type="float" office:value="0.403406948" calcext:value-type="float">
            <text:p>0.403407</text:p>
          </table:table-cell>
          <table:table-cell office:value-type="float" office:value="0.402821482" calcext:value-type="float">
            <text:p>0.402821</text:p>
          </table:table-cell>
          <table:table-cell office:value-type="float" office:value="0.42570535" calcext:value-type="float">
            <text:p>0.425705</text:p>
          </table:table-cell>
          <table:table-cell office:value-type="float" office:value="0.406448144" calcext:value-type="float">
            <text:p>0.406448</text:p>
          </table:table-cell>
          <table:table-cell office:value-type="float" office:value="0.404015357338" calcext:value-type="float">
            <text:p>0.404015</text:p>
          </table:table-cell>
          <table:table-cell office:value-type="float" office:value="0.329583833554836" calcext:value-type="float">
            <text:p>0.329584</text:p>
          </table:table-cell>
          <table:table-cell table:formula="of:=AVERAGE([.B17:.U17])" office:value-type="float" office:value="0.400600766461542" calcext:value-type="float">
            <text:p>0.400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5749" calcext:value-type="float">
            <text:p>0.325749</text:p>
          </table:table-cell>
          <table:table-cell office:value-type="float" office:value="0.318129" calcext:value-type="float">
            <text:p>0.318129</text:p>
          </table:table-cell>
          <table:table-cell office:value-type="float" office:value="0.346661" calcext:value-type="float">
            <text:p>0.346661</text:p>
          </table:table-cell>
          <table:table-cell office:value-type="float" office:value="0.327316" calcext:value-type="float">
            <text:p>0.327316</text:p>
          </table:table-cell>
          <table:table-cell office:value-type="float" office:value="0.315265839" calcext:value-type="float">
            <text:p>0.315266</text:p>
          </table:table-cell>
          <table:table-cell office:value-type="float" office:value="0.23313273018" calcext:value-type="float">
            <text:p>0.233133</text:p>
          </table:table-cell>
          <table:table-cell office:value-type="float" office:value="0.343541051" calcext:value-type="float">
            <text:p>0.343541</text:p>
          </table:table-cell>
          <table:table-cell office:value-type="float" office:value="0.322817259" calcext:value-type="float">
            <text:p>0.322817</text:p>
          </table:table-cell>
          <table:table-cell office:value-type="float" office:value="0.324120255" calcext:value-type="float">
            <text:p>0.324120</text:p>
          </table:table-cell>
          <table:table-cell office:value-type="float" office:value="0.316538355" calcext:value-type="float">
            <text:p>0.316538</text:p>
          </table:table-cell>
          <table:table-cell office:value-type="float" office:value="0.345602297306" calcext:value-type="float">
            <text:p>0.345602</text:p>
          </table:table-cell>
          <table:table-cell office:value-type="float" office:value="0.324754162554" calcext:value-type="float">
            <text:p>0.324754</text:p>
          </table:table-cell>
          <table:table-cell office:value-type="float" office:value="0.32217553347" calcext:value-type="float">
            <text:p>0.322176</text:p>
          </table:table-cell>
          <table:table-cell office:value-type="float" office:value="0.31463912487" calcext:value-type="float">
            <text:p>0.314639</text:p>
          </table:table-cell>
          <table:table-cell office:value-type="float" office:value="0.323794506" calcext:value-type="float">
            <text:p>0.323795</text:p>
          </table:table-cell>
          <table:table-cell office:value-type="float" office:value="0.316220226" calcext:value-type="float">
            <text:p>0.316220</text:p>
          </table:table-cell>
          <table:table-cell office:value-type="float" office:value="0.344581034" calcext:value-type="float">
            <text:p>0.344581</text:p>
          </table:table-cell>
          <table:table-cell office:value-type="float" office:value="0.329279896" calcext:value-type="float">
            <text:p>0.329280</text:p>
          </table:table-cell>
          <table:table-cell office:value-type="float" office:value="0.317157434034" calcext:value-type="float">
            <text:p>0.317157</text:p>
          </table:table-cell>
          <table:table-cell office:value-type="float" office:value="0.23453152656108" calcext:value-type="float">
            <text:p>0.234532</text:p>
          </table:table-cell>
          <table:table-cell table:formula="of:=AVERAGE([.B18:.U18])" office:value-type="float" office:value="0.317300311498754" calcext:value-type="float">
            <text:p>0.317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57" calcext:value-type="float">
            <text:p>0.259057</text:p>
          </table:table-cell>
          <table:table-cell office:value-type="float" office:value="0.268932" calcext:value-type="float">
            <text:p>0.268932</text:p>
          </table:table-cell>
          <table:table-cell office:value-type="float" office:value="0.27153" calcext:value-type="float">
            <text:p>0.271530</text:p>
          </table:table-cell>
          <table:table-cell office:value-type="float" office:value="0.244502" calcext:value-type="float">
            <text:p>0.244502</text:p>
          </table:table-cell>
          <table:table-cell office:value-type="float" office:value="0.266511612" calcext:value-type="float">
            <text:p>0.266512</text:p>
          </table:table-cell>
          <table:table-cell office:value-type="float" office:value="0.169832175086" calcext:value-type="float">
            <text:p>0.169832</text:p>
          </table:table-cell>
          <table:table-cell office:value-type="float" office:value="0.26908623" calcext:value-type="float">
            <text:p>0.269086</text:p>
          </table:table-cell>
          <table:table-cell office:value-type="float" office:value="0.256725487" calcext:value-type="float">
            <text:p>0.256725</text:p>
          </table:table-cell>
          <table:table-cell office:value-type="float" office:value="0.257761715" calcext:value-type="float">
            <text:p>0.257762</text:p>
          </table:table-cell>
          <table:table-cell office:value-type="float" office:value="0.26758734" calcext:value-type="float">
            <text:p>0.267587</text:p>
          </table:table-cell>
          <table:table-cell office:value-type="float" office:value="0.27070074738" calcext:value-type="float">
            <text:p>0.270701</text:p>
          </table:table-cell>
          <table:table-cell office:value-type="float" office:value="0.258265839922" calcext:value-type="float">
            <text:p>0.258266</text:p>
          </table:table-cell>
          <table:table-cell office:value-type="float" office:value="0.25621514471" calcext:value-type="float">
            <text:p>0.256215</text:p>
          </table:table-cell>
          <table:table-cell office:value-type="float" office:value="0.26598181596" calcext:value-type="float">
            <text:p>0.265982</text:p>
          </table:table-cell>
          <table:table-cell office:value-type="float" office:value="0.257502658" calcext:value-type="float">
            <text:p>0.257503</text:p>
          </table:table-cell>
          <table:table-cell office:value-type="float" office:value="0.267318408" calcext:value-type="float">
            <text:p>0.267318</text:p>
          </table:table-cell>
          <table:table-cell office:value-type="float" office:value="0.26990082" calcext:value-type="float">
            <text:p>0.269901</text:p>
          </table:table-cell>
          <table:table-cell office:value-type="float" office:value="0.245969012" calcext:value-type="float">
            <text:p>0.245969</text:p>
          </table:table-cell>
          <table:table-cell office:value-type="float" office:value="0.268110681672" calcext:value-type="float">
            <text:p>0.268111</text:p>
          </table:table-cell>
          <table:table-cell office:value-type="float" office:value="0.170851168136516" calcext:value-type="float">
            <text:p>0.170851</text:p>
          </table:table-cell>
          <table:table-cell table:formula="of:=AVERAGE([.B19:.U19])" office:value-type="float" office:value="0.253117092743326" calcext:value-type="float">
            <text:p>0.253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569" calcext:value-type="float">
            <text:p>0.188569</text:p>
          </table:table-cell>
          <table:table-cell office:value-type="float" office:value="0.184968" calcext:value-type="float">
            <text:p>0.184968</text:p>
          </table:table-cell>
          <table:table-cell office:value-type="float" office:value="0.218055" calcext:value-type="float">
            <text:p>0.218055</text:p>
          </table:table-cell>
          <table:table-cell office:value-type="float" office:value="0.174279" calcext:value-type="float">
            <text:p>0.174279</text:p>
          </table:table-cell>
          <table:table-cell office:value-type="float" office:value="0.183303288" calcext:value-type="float">
            <text:p>0.183303</text:p>
          </table:table-cell>
          <table:table-cell office:value-type="float" office:value="0.107024146992" calcext:value-type="float">
            <text:p>0.107024</text:p>
          </table:table-cell>
          <table:table-cell office:value-type="float" office:value="0.216092505" calcext:value-type="float">
            <text:p>0.216093</text:p>
          </table:table-cell>
          <table:table-cell office:value-type="float" office:value="0.186871879" calcext:value-type="float">
            <text:p>0.186872</text:p>
          </table:table-cell>
          <table:table-cell office:value-type="float" office:value="0.187626155" calcext:value-type="float">
            <text:p>0.187626</text:p>
          </table:table-cell>
          <table:table-cell office:value-type="float" office:value="0.18404316" calcext:value-type="float">
            <text:p>0.184043</text:p>
          </table:table-cell>
          <table:table-cell office:value-type="float" office:value="0.21738906003" calcext:value-type="float">
            <text:p>0.217389</text:p>
          </table:table-cell>
          <table:table-cell office:value-type="float" office:value="0.187993110274" calcext:value-type="float">
            <text:p>0.187993</text:p>
          </table:table-cell>
          <table:table-cell office:value-type="float" office:value="0.18650039807" calcext:value-type="float">
            <text:p>0.186500</text:p>
          </table:table-cell>
          <table:table-cell office:value-type="float" office:value="0.18293890104" calcext:value-type="float">
            <text:p>0.182939</text:p>
          </table:table-cell>
          <table:table-cell office:value-type="float" office:value="0.187437586" calcext:value-type="float">
            <text:p>0.187438</text:p>
          </table:table-cell>
          <table:table-cell office:value-type="float" office:value="0.183858192" calcext:value-type="float">
            <text:p>0.183858</text:p>
          </table:table-cell>
          <table:table-cell office:value-type="float" office:value="0.21674667" calcext:value-type="float">
            <text:p>0.216747</text:p>
          </table:table-cell>
          <table:table-cell office:value-type="float" office:value="0.175324674" calcext:value-type="float">
            <text:p>0.175325</text:p>
          </table:table-cell>
          <table:table-cell office:value-type="float" office:value="0.184403107728" calcext:value-type="float">
            <text:p>0.184403</text:p>
          </table:table-cell>
          <table:table-cell office:value-type="float" office:value="0.107666291873952" calcext:value-type="float">
            <text:p>0.107666</text:p>
          </table:table-cell>
          <table:table-cell table:formula="of:=AVERAGE([.B20:.U20])" office:value-type="float" office:value="0.183054506250398" calcext:value-type="float">
            <text:p>0.183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5083" calcext:value-type="float">
            <text:p>0.125083</text:p>
          </table:table-cell>
          <table:table-cell office:value-type="float" office:value="0.124926" calcext:value-type="float">
            <text:p>0.124926</text:p>
          </table:table-cell>
          <table:table-cell office:value-type="float" office:value="0.132551" calcext:value-type="float">
            <text:p>0.132551</text:p>
          </table:table-cell>
          <table:table-cell office:value-type="float" office:value="0.110537" calcext:value-type="float">
            <text:p>0.110537</text:p>
          </table:table-cell>
          <table:table-cell office:value-type="float" office:value="0.123801666" calcext:value-type="float">
            <text:p>0.123802</text:p>
          </table:table-cell>
          <table:table-cell office:value-type="float" office:value="0.04988313456" calcext:value-type="float">
            <text:p>0.049883</text:p>
          </table:table-cell>
          <table:table-cell office:value-type="float" office:value="0.131358041" calcext:value-type="float">
            <text:p>0.131358</text:p>
          </table:table-cell>
          <table:table-cell office:value-type="float" office:value="0.123957253" calcext:value-type="float">
            <text:p>0.123957</text:p>
          </table:table-cell>
          <table:table-cell office:value-type="float" office:value="0.124457585" calcext:value-type="float">
            <text:p>0.124458</text:p>
          </table:table-cell>
          <table:table-cell office:value-type="float" office:value="0.12430137" calcext:value-type="float">
            <text:p>0.124301</text:p>
          </table:table-cell>
          <table:table-cell office:value-type="float" office:value="0.132146189246" calcext:value-type="float">
            <text:p>0.132146</text:p>
          </table:table-cell>
          <table:table-cell office:value-type="float" office:value="0.124700996518" calcext:value-type="float">
            <text:p>0.124701</text:p>
          </table:table-cell>
          <table:table-cell office:value-type="float" office:value="0.12371083949" calcext:value-type="float">
            <text:p>0.123711</text:p>
          </table:table-cell>
          <table:table-cell office:value-type="float" office:value="0.12355556178" calcext:value-type="float">
            <text:p>0.123556</text:p>
          </table:table-cell>
          <table:table-cell office:value-type="float" office:value="0.124332502" calcext:value-type="float">
            <text:p>0.124333</text:p>
          </table:table-cell>
          <table:table-cell office:value-type="float" office:value="0.124176444" calcext:value-type="float">
            <text:p>0.124176</text:p>
          </table:table-cell>
          <table:table-cell office:value-type="float" office:value="0.131755694" calcext:value-type="float">
            <text:p>0.131756</text:p>
          </table:table-cell>
          <table:table-cell office:value-type="float" office:value="0.111200222" calcext:value-type="float">
            <text:p>0.111200</text:p>
          </table:table-cell>
          <table:table-cell office:value-type="float" office:value="0.124544475996" calcext:value-type="float">
            <text:p>0.124544</text:p>
          </table:table-cell>
          <table:table-cell office:value-type="float" office:value="0.05018243336736" calcext:value-type="float">
            <text:p>0.050182</text:p>
          </table:table-cell>
          <table:table-cell table:formula="of:=AVERAGE([.B21:.U21])" office:value-type="float" office:value="0.117058070397868" calcext:value-type="float">
            <text:p>0.117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1333" calcext:value-type="float">
            <text:p>0.081333</text:p>
          </table:table-cell>
          <table:table-cell office:value-type="float" office:value="0.065198" calcext:value-type="float">
            <text:p>0.065198</text:p>
          </table:table-cell>
          <table:table-cell office:value-type="float" office:value="0.075008" calcext:value-type="float">
            <text:p>0.075008</text:p>
          </table:table-cell>
          <table:table-cell office:value-type="float" office:value="0.062387" calcext:value-type="float">
            <text:p>0.062387</text:p>
          </table:table-cell>
          <table:table-cell office:value-type="float" office:value="0.064611218" calcext:value-type="float">
            <text:p>0.064611</text:p>
          </table:table-cell>
          <table:table-cell office:value-type="float" office:value="0.022935997336" calcext:value-type="float">
            <text:p>0.022936</text:p>
          </table:table-cell>
          <table:table-cell office:value-type="float" office:value="0.074332928" calcext:value-type="float">
            <text:p>0.074333</text:p>
          </table:table-cell>
          <table:table-cell office:value-type="float" office:value="0.080601003" calcext:value-type="float">
            <text:p>0.080601</text:p>
          </table:table-cell>
          <table:table-cell office:value-type="float" office:value="0.080926335" calcext:value-type="float">
            <text:p>0.080926</text:p>
          </table:table-cell>
          <table:table-cell office:value-type="float" office:value="0.06487201" calcext:value-type="float">
            <text:p>0.064872</text:p>
          </table:table-cell>
          <table:table-cell office:value-type="float" office:value="0.074778925568" calcext:value-type="float">
            <text:p>0.074779</text:p>
          </table:table-cell>
          <table:table-cell office:value-type="float" office:value="0.081084609018" calcext:value-type="float">
            <text:p>0.081085</text:p>
          </table:table-cell>
          <table:table-cell office:value-type="float" office:value="0.08044077699" calcext:value-type="float">
            <text:p>0.080441</text:p>
          </table:table-cell>
          <table:table-cell office:value-type="float" office:value="0.06448277794" calcext:value-type="float">
            <text:p>0.064483</text:p>
          </table:table-cell>
          <table:table-cell office:value-type="float" office:value="0.080845002" calcext:value-type="float">
            <text:p>0.080845</text:p>
          </table:table-cell>
          <table:table-cell office:value-type="float" office:value="0.064806812" calcext:value-type="float">
            <text:p>0.064807</text:p>
          </table:table-cell>
          <table:table-cell office:value-type="float" office:value="0.074557952" calcext:value-type="float">
            <text:p>0.074558</text:p>
          </table:table-cell>
          <table:table-cell office:value-type="float" office:value="0.062761322" calcext:value-type="float">
            <text:p>0.062761</text:p>
          </table:table-cell>
          <table:table-cell office:value-type="float" office:value="0.064998885308" calcext:value-type="float">
            <text:p>0.064999</text:p>
          </table:table-cell>
          <table:table-cell office:value-type="float" office:value="0.023073613320016" calcext:value-type="float">
            <text:p>0.023074</text:p>
          </table:table-cell>
          <table:table-cell table:formula="of:=AVERAGE([.B22:.U22])" office:value-type="float" office:value="0.0672018083740008" calcext:value-type="float">
            <text:p>0.067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4313" calcext:value-type="float">
            <text:p>0.054313</text:p>
          </table:table-cell>
          <table:table-cell office:value-type="float" office:value="0.04689" calcext:value-type="float">
            <text:p>0.046890</text:p>
          </table:table-cell>
          <table:table-cell office:value-type="float" office:value="0.052926" calcext:value-type="float">
            <text:p>0.052926</text:p>
          </table:table-cell>
          <table:table-cell office:value-type="float" office:value="0.046468" calcext:value-type="float">
            <text:p>0.046468</text:p>
          </table:table-cell>
          <table:table-cell office:value-type="float" office:value="0.04646799" calcext:value-type="float">
            <text:p>0.046468</text:p>
          </table:table-cell>
          <table:table-cell office:value-type="float" office:value="0.01253481215" calcext:value-type="float">
            <text:p>0.012535</text:p>
          </table:table-cell>
          <table:table-cell office:value-type="float" office:value="0.052449666" calcext:value-type="float">
            <text:p>0.052450</text:p>
          </table:table-cell>
          <table:table-cell office:value-type="float" office:value="0.053824183" calcext:value-type="float">
            <text:p>0.053824</text:p>
          </table:table-cell>
          <table:table-cell office:value-type="float" office:value="0.054041435" calcext:value-type="float">
            <text:p>0.054041</text:p>
          </table:table-cell>
          <table:table-cell office:value-type="float" office:value="0.04665555" calcext:value-type="float">
            <text:p>0.046656</text:p>
          </table:table-cell>
          <table:table-cell office:value-type="float" office:value="0.052764363996" calcext:value-type="float">
            <text:p>0.052764</text:p>
          </table:table-cell>
          <table:table-cell office:value-type="float" office:value="0.054147128098" calcext:value-type="float">
            <text:p>0.054147</text:p>
          </table:table-cell>
          <table:table-cell office:value-type="float" office:value="0.05371718639" calcext:value-type="float">
            <text:p>0.053717</text:p>
          </table:table-cell>
          <table:table-cell office:value-type="float" office:value="0.0463756167" calcext:value-type="float">
            <text:p>0.046376</text:p>
          </table:table-cell>
          <table:table-cell office:value-type="float" office:value="0.053987122" calcext:value-type="float">
            <text:p>0.053987</text:p>
          </table:table-cell>
          <table:table-cell office:value-type="float" office:value="0.04660866" calcext:value-type="float">
            <text:p>0.046609</text:p>
          </table:table-cell>
          <table:table-cell office:value-type="float" office:value="0.052608444" calcext:value-type="float">
            <text:p>0.052608</text:p>
          </table:table-cell>
          <table:table-cell office:value-type="float" office:value="0.046746808" calcext:value-type="float">
            <text:p>0.046747</text:p>
          </table:table-cell>
          <table:table-cell office:value-type="float" office:value="0.04674679794" calcext:value-type="float">
            <text:p>0.046747</text:p>
          </table:table-cell>
          <table:table-cell office:value-type="float" office:value="0.0126100210229" calcext:value-type="float">
            <text:p>0.012610</text:p>
          </table:table-cell>
          <table:table-cell table:formula="of:=AVERAGE([.B23:.U23])" office:value-type="float" office:value="0.046644139214845" calcext:value-type="float">
            <text:p>0.046644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746" calcext:value-type="float">
            <text:p>0.684746</text:p>
          </table:table-cell>
          <table:table-cell office:value-type="float" office:value="0.679302" calcext:value-type="float">
            <text:p>0.679302</text:p>
          </table:table-cell>
          <table:table-cell office:value-type="float" office:value="0.688555" calcext:value-type="float">
            <text:p>0.688555</text:p>
          </table:table-cell>
          <table:table-cell office:value-type="float" office:value="0.686651" calcext:value-type="float">
            <text:p>0.686651</text:p>
          </table:table-cell>
          <table:table-cell office:value-type="float" office:value="0.673188282" calcext:value-type="float">
            <text:p>0.673188</text:p>
          </table:table-cell>
          <table:table-cell office:value-type="float" office:value="0.646439717392" calcext:value-type="float">
            <text:p>0.646440</text:p>
          </table:table-cell>
          <table:table-cell office:value-type="float" office:value="0.682358005" calcext:value-type="float">
            <text:p>0.682358</text:p>
          </table:table-cell>
          <table:table-cell office:value-type="float" office:value="0.678583286" calcext:value-type="float">
            <text:p>0.678583</text:p>
          </table:table-cell>
          <table:table-cell office:value-type="float" office:value="0.68132227" calcext:value-type="float">
            <text:p>0.681322</text:p>
          </table:table-cell>
          <table:table-cell office:value-type="float" office:value="0.67590549" calcext:value-type="float">
            <text:p>0.675905</text:p>
          </table:table-cell>
          <table:table-cell office:value-type="float" office:value="0.68645215303" calcext:value-type="float">
            <text:p>0.686452</text:p>
          </table:table-cell>
          <table:table-cell office:value-type="float" office:value="0.682654785716" calcext:value-type="float">
            <text:p>0.682655</text:p>
          </table:table-cell>
          <table:table-cell office:value-type="float" office:value="0.67723433638" calcext:value-type="float">
            <text:p>0.677234</text:p>
          </table:table-cell>
          <table:table-cell office:value-type="float" office:value="0.67185005706" calcext:value-type="float">
            <text:p>0.671850</text:p>
          </table:table-cell>
          <table:table-cell office:value-type="float" office:value="0.680637524" calcext:value-type="float">
            <text:p>0.680638</text:p>
          </table:table-cell>
          <table:table-cell office:value-type="float" office:value="0.675226188" calcext:value-type="float">
            <text:p>0.675226</text:p>
          </table:table-cell>
          <table:table-cell office:value-type="float" office:value="0.68442367" calcext:value-type="float">
            <text:p>0.684424</text:p>
          </table:table-cell>
          <table:table-cell office:value-type="float" office:value="0.690770906" calcext:value-type="float">
            <text:p>0.690771</text:p>
          </table:table-cell>
          <table:table-cell office:value-type="float" office:value="0.677227411692" calcext:value-type="float">
            <text:p>0.677227</text:p>
          </table:table-cell>
          <table:table-cell office:value-type="float" office:value="0.650318355696352" calcext:value-type="float">
            <text:p>0.650318</text:p>
          </table:table-cell>
          <table:table-cell table:formula="of:=AVERAGE([.B26:.U26])" office:value-type="float" office:value="0.677692321898318" calcext:value-type="float">
            <text:p>0.67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383" calcext:value-type="float">
            <text:p>0.683383</text:p>
          </table:table-cell>
          <table:table-cell office:value-type="float" office:value="0.641469" calcext:value-type="float">
            <text:p>0.641469</text:p>
          </table:table-cell>
          <table:table-cell office:value-type="float" office:value="0.667451" calcext:value-type="float">
            <text:p>0.667451</text:p>
          </table:table-cell>
          <table:table-cell office:value-type="float" office:value="0.635528" calcext:value-type="float">
            <text:p>0.635528</text:p>
          </table:table-cell>
          <table:table-cell office:value-type="float" office:value="0.635695779" calcext:value-type="float">
            <text:p>0.635696</text:p>
          </table:table-cell>
          <table:table-cell office:value-type="float" office:value="0.521683613346" calcext:value-type="float">
            <text:p>0.521684</text:p>
          </table:table-cell>
          <table:table-cell office:value-type="float" office:value="0.661443941" calcext:value-type="float">
            <text:p>0.661444</text:p>
          </table:table-cell>
          <table:table-cell office:value-type="float" office:value="0.677232553" calcext:value-type="float">
            <text:p>0.677233</text:p>
          </table:table-cell>
          <table:table-cell office:value-type="float" office:value="0.679966085" calcext:value-type="float">
            <text:p>0.679966</text:p>
          </table:table-cell>
          <table:table-cell office:value-type="float" office:value="0.638261655" calcext:value-type="float">
            <text:p>0.638262</text:p>
          </table:table-cell>
          <table:table-cell office:value-type="float" office:value="0.665412604646" calcext:value-type="float">
            <text:p>0.665413</text:p>
          </table:table-cell>
          <table:table-cell office:value-type="float" office:value="0.681295948318" calcext:value-type="float">
            <text:p>0.681296</text:p>
          </table:table-cell>
          <table:table-cell office:value-type="float" office:value="0.67588628849" calcext:value-type="float">
            <text:p>0.675886</text:p>
          </table:table-cell>
          <table:table-cell office:value-type="float" office:value="0.63443208507" calcext:value-type="float">
            <text:p>0.634432</text:p>
          </table:table-cell>
          <table:table-cell office:value-type="float" office:value="0.679282702" calcext:value-type="float">
            <text:p>0.679283</text:p>
          </table:table-cell>
          <table:table-cell office:value-type="float" office:value="0.637620186" calcext:value-type="float">
            <text:p>0.637620</text:p>
          </table:table-cell>
          <table:table-cell office:value-type="float" office:value="0.663446294" calcext:value-type="float">
            <text:p>0.663446</text:p>
          </table:table-cell>
          <table:table-cell office:value-type="float" office:value="0.639341168" calcext:value-type="float">
            <text:p>0.639341</text:p>
          </table:table-cell>
          <table:table-cell office:value-type="float" office:value="0.639509953674" calcext:value-type="float">
            <text:p>0.639510</text:p>
          </table:table-cell>
          <table:table-cell office:value-type="float" office:value="0.524813715026076" calcext:value-type="float">
            <text:p>0.524814</text:p>
          </table:table-cell>
          <table:table-cell table:formula="of:=AVERAGE([.B27:.U27])" office:value-type="float" office:value="0.644157778578504" calcext:value-type="float">
            <text:p>0.644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5402" calcext:value-type="float">
            <text:p>0.485402</text:p>
          </table:table-cell>
          <table:table-cell office:value-type="float" office:value="0.491359" calcext:value-type="float">
            <text:p>0.491359</text:p>
          </table:table-cell>
          <table:table-cell office:value-type="float" office:value="0.584362" calcext:value-type="float">
            <text:p>0.584362</text:p>
          </table:table-cell>
          <table:table-cell office:value-type="float" office:value="0.493306" calcext:value-type="float">
            <text:p>0.493306</text:p>
          </table:table-cell>
          <table:table-cell office:value-type="float" office:value="0.486936769" calcext:value-type="float">
            <text:p>0.486937</text:p>
          </table:table-cell>
          <table:table-cell office:value-type="float" office:value="0.418974987928" calcext:value-type="float">
            <text:p>0.418975</text:p>
          </table:table-cell>
          <table:table-cell office:value-type="float" office:value="0.579102742" calcext:value-type="float">
            <text:p>0.579103</text:p>
          </table:table-cell>
          <table:table-cell office:value-type="float" office:value="0.481033382" calcext:value-type="float">
            <text:p>0.481033</text:p>
          </table:table-cell>
          <table:table-cell office:value-type="float" office:value="0.48297499" calcext:value-type="float">
            <text:p>0.482975</text:p>
          </table:table-cell>
          <table:table-cell office:value-type="float" office:value="0.488902205" calcext:value-type="float">
            <text:p>0.488902</text:p>
          </table:table-cell>
          <table:table-cell office:value-type="float" office:value="0.582577358452" calcext:value-type="float">
            <text:p>0.582577</text:p>
          </table:table-cell>
          <table:table-cell office:value-type="float" office:value="0.483919582292" calcext:value-type="float">
            <text:p>0.483920</text:p>
          </table:table-cell>
          <table:table-cell office:value-type="float" office:value="0.48007714006" calcext:value-type="float">
            <text:p>0.480077</text:p>
          </table:table-cell>
          <table:table-cell office:value-type="float" office:value="0.48596879177" calcext:value-type="float">
            <text:p>0.485969</text:p>
          </table:table-cell>
          <table:table-cell office:value-type="float" office:value="0.482489588" calcext:value-type="float">
            <text:p>0.482490</text:p>
          </table:table-cell>
          <table:table-cell office:value-type="float" office:value="0.488410846" calcext:value-type="float">
            <text:p>0.488411</text:p>
          </table:table-cell>
          <table:table-cell office:value-type="float" office:value="0.580855828" calcext:value-type="float">
            <text:p>0.580856</text:p>
          </table:table-cell>
          <table:table-cell office:value-type="float" office:value="0.496265836" calcext:value-type="float">
            <text:p>0.496266</text:p>
          </table:table-cell>
          <table:table-cell office:value-type="float" office:value="0.489858389614" calcext:value-type="float">
            <text:p>0.489858</text:p>
          </table:table-cell>
          <table:table-cell office:value-type="float" office:value="0.421488837855568" calcext:value-type="float">
            <text:p>0.421489</text:p>
          </table:table-cell>
          <table:table-cell table:formula="of:=AVERAGE([.B28:.U28])" office:value-type="float" office:value="0.499213313698578" calcext:value-type="float">
            <text:p>0.4992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258" calcext:value-type="float">
            <text:p>0.461258</text:p>
          </table:table-cell>
          <table:table-cell office:value-type="float" office:value="0.401469" calcext:value-type="float">
            <text:p>0.401469</text:p>
          </table:table-cell>
          <table:table-cell office:value-type="float" office:value="0.417729" calcext:value-type="float">
            <text:p>0.417729</text:p>
          </table:table-cell>
          <table:table-cell office:value-type="float" office:value="0.428367" calcext:value-type="float">
            <text:p>0.428367</text:p>
          </table:table-cell>
          <table:table-cell office:value-type="float" office:value="0.397855779" calcext:value-type="float">
            <text:p>0.397856</text:p>
          </table:table-cell>
          <table:table-cell office:value-type="float" office:value="0.38509208549" calcext:value-type="float">
            <text:p>0.385092</text:p>
          </table:table-cell>
          <table:table-cell office:value-type="float" office:value="0.413969439" calcext:value-type="float">
            <text:p>0.413969</text:p>
          </table:table-cell>
          <table:table-cell office:value-type="float" office:value="0.457106678" calcext:value-type="float">
            <text:p>0.457107</text:p>
          </table:table-cell>
          <table:table-cell office:value-type="float" office:value="0.45895171" calcext:value-type="float">
            <text:p>0.458952</text:p>
          </table:table-cell>
          <table:table-cell office:value-type="float" office:value="0.399461655" calcext:value-type="float">
            <text:p>0.399462</text:p>
          </table:table-cell>
          <table:table-cell office:value-type="float" office:value="0.416453255634" calcext:value-type="float">
            <text:p>0.416453</text:p>
          </table:table-cell>
          <table:table-cell office:value-type="float" office:value="0.459849318068" calcext:value-type="float">
            <text:p>0.459849</text:p>
          </table:table-cell>
          <table:table-cell office:value-type="float" office:value="0.45619799974" calcext:value-type="float">
            <text:p>0.456198</text:p>
          </table:table-cell>
          <table:table-cell office:value-type="float" office:value="0.39706488507" calcext:value-type="float">
            <text:p>0.397065</text:p>
          </table:table-cell>
          <table:table-cell office:value-type="float" office:value="0.458490452" calcext:value-type="float">
            <text:p>0.458490</text:p>
          </table:table-cell>
          <table:table-cell office:value-type="float" office:value="0.399060186" calcext:value-type="float">
            <text:p>0.399060</text:p>
          </table:table-cell>
          <table:table-cell office:value-type="float" office:value="0.415222626" calcext:value-type="float">
            <text:p>0.415223</text:p>
          </table:table-cell>
          <table:table-cell office:value-type="float" office:value="0.430937202" calcext:value-type="float">
            <text:p>0.430937</text:p>
          </table:table-cell>
          <table:table-cell office:value-type="float" office:value="0.400242913674" calcext:value-type="float">
            <text:p>0.400243</text:p>
          </table:table-cell>
          <table:table-cell office:value-type="float" office:value="0.38740263800294" calcext:value-type="float">
            <text:p>0.387403</text:p>
          </table:table-cell>
          <table:table-cell table:formula="of:=AVERAGE([.B29:.U29])" office:value-type="float" office:value="0.422109091133947" calcext:value-type="float">
            <text:p>0.422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6534" calcext:value-type="float">
            <text:p>0.366534</text:p>
          </table:table-cell>
          <table:table-cell office:value-type="float" office:value="0.372733" calcext:value-type="float">
            <text:p>0.372733</text:p>
          </table:table-cell>
          <table:table-cell office:value-type="float" office:value="0.371477" calcext:value-type="float">
            <text:p>0.371477</text:p>
          </table:table-cell>
          <table:table-cell office:value-type="float" office:value="0.367675" calcext:value-type="float">
            <text:p>0.367675</text:p>
          </table:table-cell>
          <table:table-cell office:value-type="float" office:value="0.369378403" calcext:value-type="float">
            <text:p>0.369378</text:p>
          </table:table-cell>
          <table:table-cell office:value-type="float" office:value="0.494135593182" calcext:value-type="float">
            <text:p>0.494136</text:p>
          </table:table-cell>
          <table:table-cell office:value-type="float" office:value="0.368133707" calcext:value-type="float">
            <text:p>0.368134</text:p>
          </table:table-cell>
          <table:table-cell office:value-type="float" office:value="0.363235194" calcext:value-type="float">
            <text:p>0.363235</text:p>
          </table:table-cell>
          <table:table-cell office:value-type="float" office:value="0.36470133" calcext:value-type="float">
            <text:p>0.364701</text:p>
          </table:table-cell>
          <table:table-cell office:value-type="float" office:value="0.370869335" calcext:value-type="float">
            <text:p>0.370869</text:p>
          </table:table-cell>
          <table:table-cell office:value-type="float" office:value="0.370342509242" calcext:value-type="float">
            <text:p>0.370343</text:p>
          </table:table-cell>
          <table:table-cell office:value-type="float" office:value="0.365414605164" calcext:value-type="float">
            <text:p>0.365415</text:p>
          </table:table-cell>
          <table:table-cell office:value-type="float" office:value="0.36251312202" calcext:value-type="float">
            <text:p>0.362513</text:p>
          </table:table-cell>
          <table:table-cell office:value-type="float" office:value="0.36864411899" calcext:value-type="float">
            <text:p>0.368644</text:p>
          </table:table-cell>
          <table:table-cell office:value-type="float" office:value="0.364334796" calcext:value-type="float">
            <text:p>0.364335</text:p>
          </table:table-cell>
          <table:table-cell office:value-type="float" office:value="0.370496602" calcext:value-type="float">
            <text:p>0.370497</text:p>
          </table:table-cell>
          <table:table-cell office:value-type="float" office:value="0.369248138" calcext:value-type="float">
            <text:p>0.369248</text:p>
          </table:table-cell>
          <table:table-cell office:value-type="float" office:value="0.36988105" calcext:value-type="float">
            <text:p>0.369881</text:p>
          </table:table-cell>
          <table:table-cell office:value-type="float" office:value="0.371594673418" calcext:value-type="float">
            <text:p>0.371595</text:p>
          </table:table-cell>
          <table:table-cell office:value-type="float" office:value="0.497100406741092" calcext:value-type="float">
            <text:p>0.497100</text:p>
          </table:table-cell>
          <table:table-cell table:formula="of:=AVERAGE([.B30:.U30])" office:value-type="float" office:value="0.380922129187854" calcext:value-type="float">
            <text:p>0.38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6578" calcext:value-type="float">
            <text:p>0.366578</text:p>
          </table:table-cell>
          <table:table-cell office:value-type="float" office:value="0.362947" calcext:value-type="float">
            <text:p>0.362947</text:p>
          </table:table-cell>
          <table:table-cell office:value-type="float" office:value="0.363856" calcext:value-type="float">
            <text:p>0.363856</text:p>
          </table:table-cell>
          <table:table-cell office:value-type="float" office:value="0.375887" calcext:value-type="float">
            <text:p>0.375887</text:p>
          </table:table-cell>
          <table:table-cell office:value-type="float" office:value="0.359680477" calcext:value-type="float">
            <text:p>0.359680</text:p>
          </table:table-cell>
          <table:table-cell office:value-type="float" office:value="0.512266497106" calcext:value-type="float">
            <text:p>0.512266</text:p>
          </table:table-cell>
          <table:table-cell office:value-type="float" office:value="0.360581296" calcext:value-type="float">
            <text:p>0.360581</text:p>
          </table:table-cell>
          <table:table-cell office:value-type="float" office:value="0.363278798" calcext:value-type="float">
            <text:p>0.363279</text:p>
          </table:table-cell>
          <table:table-cell office:value-type="float" office:value="0.36474511" calcext:value-type="float">
            <text:p>0.364745</text:p>
          </table:table-cell>
          <table:table-cell office:value-type="float" office:value="0.361132265" calcext:value-type="float">
            <text:p>0.361132</text:p>
          </table:table-cell>
          <table:table-cell office:value-type="float" office:value="0.362744783776" calcext:value-type="float">
            <text:p>0.362745</text:p>
          </table:table-cell>
          <table:table-cell office:value-type="float" office:value="0.365458470788" calcext:value-type="float">
            <text:p>0.365458</text:p>
          </table:table-cell>
          <table:table-cell office:value-type="float" office:value="0.36255663934" calcext:value-type="float">
            <text:p>0.362557</text:p>
          </table:table-cell>
          <table:table-cell office:value-type="float" office:value="0.35896547141" calcext:value-type="float">
            <text:p>0.358965</text:p>
          </table:table-cell>
          <table:table-cell office:value-type="float" office:value="0.364378532" calcext:value-type="float">
            <text:p>0.364379</text:p>
          </table:table-cell>
          <table:table-cell office:value-type="float" office:value="0.360769318" calcext:value-type="float">
            <text:p>0.360769</text:p>
          </table:table-cell>
          <table:table-cell office:value-type="float" office:value="0.361672864" calcext:value-type="float">
            <text:p>0.361673</text:p>
          </table:table-cell>
          <table:table-cell office:value-type="float" office:value="0.378142322" calcext:value-type="float">
            <text:p>0.378142</text:p>
          </table:table-cell>
          <table:table-cell office:value-type="float" office:value="0.361838559862" calcext:value-type="float">
            <text:p>0.361839</text:p>
          </table:table-cell>
          <table:table-cell office:value-type="float" office:value="0.515340096088636" calcext:value-type="float">
            <text:p>0.515340</text:p>
          </table:table-cell>
          <table:table-cell table:formula="of:=AVERAGE([.B31:.U31])" office:value-type="float" office:value="0.379140975018532" calcext:value-type="float">
            <text:p>0.379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6854" calcext:value-type="float">
            <text:p>0.436854</text:p>
          </table:table-cell>
          <table:table-cell office:value-type="float" office:value="0.448062" calcext:value-type="float">
            <text:p>0.448062</text:p>
          </table:table-cell>
          <table:table-cell office:value-type="float" office:value="0.38297" calcext:value-type="float">
            <text:p>0.382970</text:p>
          </table:table-cell>
          <table:table-cell office:value-type="float" office:value="0.409339" calcext:value-type="float">
            <text:p>0.409339</text:p>
          </table:table-cell>
          <table:table-cell office:value-type="float" office:value="0.444029442" calcext:value-type="float">
            <text:p>0.444029</text:p>
          </table:table-cell>
          <table:table-cell office:value-type="float" office:value="0.59204700562" calcext:value-type="float">
            <text:p>0.592047</text:p>
          </table:table-cell>
          <table:table-cell office:value-type="float" office:value="0.37952327" calcext:value-type="float">
            <text:p>0.379523</text:p>
          </table:table-cell>
          <table:table-cell office:value-type="float" office:value="0.432922314" calcext:value-type="float">
            <text:p>0.432922</text:p>
          </table:table-cell>
          <table:table-cell office:value-type="float" office:value="0.43466973" calcext:value-type="float">
            <text:p>0.434670</text:p>
          </table:table-cell>
          <table:table-cell office:value-type="float" office:value="0.44582169" calcext:value-type="float">
            <text:p>0.445822</text:p>
          </table:table-cell>
          <table:table-cell office:value-type="float" office:value="0.38180040962" calcext:value-type="float">
            <text:p>0.381800</text:p>
          </table:table-cell>
          <table:table-cell office:value-type="float" office:value="0.435519847884" calcext:value-type="float">
            <text:p>0.435520</text:p>
          </table:table-cell>
          <table:table-cell office:value-type="float" office:value="0.43206171162" calcext:value-type="float">
            <text:p>0.432062</text:p>
          </table:table-cell>
          <table:table-cell office:value-type="float" office:value="0.44314675986" calcext:value-type="float">
            <text:p>0.443147</text:p>
          </table:table-cell>
          <table:table-cell office:value-type="float" office:value="0.434232876" calcext:value-type="float">
            <text:p>0.434233</text:p>
          </table:table-cell>
          <table:table-cell office:value-type="float" office:value="0.445373628" calcext:value-type="float">
            <text:p>0.445374</text:p>
          </table:table-cell>
          <table:table-cell office:value-type="float" office:value="0.38067218" calcext:value-type="float">
            <text:p>0.380672</text:p>
          </table:table-cell>
          <table:table-cell office:value-type="float" office:value="0.411795034" calcext:value-type="float">
            <text:p>0.411795</text:p>
          </table:table-cell>
          <table:table-cell office:value-type="float" office:value="0.446693618652" calcext:value-type="float">
            <text:p>0.446694</text:p>
          </table:table-cell>
          <table:table-cell office:value-type="float" office:value="0.59559928765372" calcext:value-type="float">
            <text:p>0.595599</text:p>
          </table:table-cell>
          <table:table-cell table:formula="of:=AVERAGE([.B32:.U32])" office:value-type="float" office:value="0.440656690245486" calcext:value-type="float">
            <text:p>0.440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1802" calcext:value-type="float">
            <text:p>0.541802</text:p>
          </table:table-cell>
          <table:table-cell office:value-type="float" office:value="0.523572" calcext:value-type="float">
            <text:p>0.523572</text:p>
          </table:table-cell>
          <table:table-cell office:value-type="float" office:value="0.520792" calcext:value-type="float">
            <text:p>0.520792</text:p>
          </table:table-cell>
          <table:table-cell office:value-type="float" office:value="0.532252" calcext:value-type="float">
            <text:p>0.532252</text:p>
          </table:table-cell>
          <table:table-cell office:value-type="float" office:value="0.518859852" calcext:value-type="float">
            <text:p>0.518860</text:p>
          </table:table-cell>
          <table:table-cell office:value-type="float" office:value="0.746655171136" calcext:value-type="float">
            <text:p>0.746655</text:p>
          </table:table-cell>
          <table:table-cell office:value-type="float" office:value="0.516104872" calcext:value-type="float">
            <text:p>0.516105</text:p>
          </table:table-cell>
          <table:table-cell office:value-type="float" office:value="0.536925782" calcext:value-type="float">
            <text:p>0.536926</text:p>
          </table:table-cell>
          <table:table-cell office:value-type="float" office:value="0.53909299" calcext:value-type="float">
            <text:p>0.539093</text:p>
          </table:table-cell>
          <table:table-cell office:value-type="float" office:value="0.52095414" calcext:value-type="float">
            <text:p>0.520954</text:p>
          </table:table-cell>
          <table:table-cell office:value-type="float" office:value="0.519201501232" calcext:value-type="float">
            <text:p>0.519202</text:p>
          </table:table-cell>
          <table:table-cell office:value-type="float" office:value="0.540147336692" calcext:value-type="float">
            <text:p>0.540147</text:p>
          </table:table-cell>
          <table:table-cell office:value-type="float" office:value="0.53585843206" calcext:value-type="float">
            <text:p>0.535858</text:p>
          </table:table-cell>
          <table:table-cell office:value-type="float" office:value="0.51782841516" calcext:value-type="float">
            <text:p>0.517828</text:p>
          </table:table-cell>
          <table:table-cell office:value-type="float" office:value="0.538551188" calcext:value-type="float">
            <text:p>0.538551</text:p>
          </table:table-cell>
          <table:table-cell office:value-type="float" office:value="0.520430568" calcext:value-type="float">
            <text:p>0.520431</text:p>
          </table:table-cell>
          <table:table-cell office:value-type="float" office:value="0.517667248" calcext:value-type="float">
            <text:p>0.517667</text:p>
          </table:table-cell>
          <table:table-cell office:value-type="float" office:value="0.535445512" calcext:value-type="float">
            <text:p>0.535446</text:p>
          </table:table-cell>
          <table:table-cell office:value-type="float" office:value="0.521973011112" calcext:value-type="float">
            <text:p>0.521973</text:p>
          </table:table-cell>
          <table:table-cell office:value-type="float" office:value="0.751135102162816" calcext:value-type="float">
            <text:p>0.751135</text:p>
          </table:table-cell>
          <table:table-cell table:formula="of:=AVERAGE([.B33:.U33])" office:value-type="float" office:value="0.549762456077741" calcext:value-type="float">
            <text:p>0.549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0959" calcext:value-type="float">
            <text:p>0.640959</text:p>
          </table:table-cell>
          <table:table-cell office:value-type="float" office:value="0.719379" calcext:value-type="float">
            <text:p>0.719379</text:p>
          </table:table-cell>
          <table:table-cell office:value-type="float" office:value="0.683416" calcext:value-type="float">
            <text:p>0.683416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712904589" calcext:value-type="float">
            <text:p>0.712905</text:p>
          </table:table-cell>
          <table:table-cell office:value-type="float" office:value="1.042562437574" calcext:value-type="float">
            <text:p>1.042562</text:p>
          </table:table-cell>
          <table:table-cell office:value-type="float" office:value="0.677265256" calcext:value-type="float">
            <text:p>0.677265</text:p>
          </table:table-cell>
          <table:table-cell office:value-type="float" office:value="0.635190369" calcext:value-type="float">
            <text:p>0.635190</text:p>
          </table:table-cell>
          <table:table-cell office:value-type="float" office:value="0.637754205" calcext:value-type="float">
            <text:p>0.637754</text:p>
          </table:table-cell>
          <table:table-cell office:value-type="float" office:value="0.715782105" calcext:value-type="float">
            <text:p>0.715782</text:p>
          </table:table-cell>
          <table:table-cell office:value-type="float" office:value="0.681328847536" calcext:value-type="float">
            <text:p>0.681329</text:p>
          </table:table-cell>
          <table:table-cell office:value-type="float" office:value="0.639001511214" calcext:value-type="float">
            <text:p>0.639002</text:p>
          </table:table-cell>
          <table:table-cell office:value-type="float" office:value="0.63392767977" calcext:value-type="float">
            <text:p>0.633928</text:p>
          </table:table-cell>
          <table:table-cell office:value-type="float" office:value="0.71148741237" calcext:value-type="float">
            <text:p>0.711487</text:p>
          </table:table-cell>
          <table:table-cell office:value-type="float" office:value="0.637113246" calcext:value-type="float">
            <text:p>0.637113</text:p>
          </table:table-cell>
          <table:table-cell office:value-type="float" office:value="0.715062726" calcext:value-type="float">
            <text:p>0.715063</text:p>
          </table:table-cell>
          <table:table-cell office:value-type="float" office:value="0.679315504" calcext:value-type="float">
            <text:p>0.679316</text:p>
          </table:table-cell>
          <table:table-cell office:value-type="float" office:value="0.644153872" calcext:value-type="float">
            <text:p>0.644154</text:p>
          </table:table-cell>
          <table:table-cell office:value-type="float" office:value="0.717182016534" calcext:value-type="float">
            <text:p>0.717182</text:p>
          </table:table-cell>
          <table:table-cell office:value-type="float" office:value="1.04881781219944" calcext:value-type="float">
            <text:p>1.048818</text:p>
          </table:table-cell>
          <table:table-cell table:formula="of:=AVERAGE([.B34:.U34])" office:value-type="float" office:value="0.710645779459872" calcext:value-type="float">
            <text:p>0.7106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7828" calcext:value-type="float">
            <text:p>0.707828</text:p>
          </table:table-cell>
          <table:table-cell office:value-type="float" office:value="0.751177" calcext:value-type="float">
            <text:p>0.751177</text:p>
          </table:table-cell>
          <table:table-cell office:value-type="float" office:value="0.754859" calcext:value-type="float">
            <text:p>0.754859</text:p>
          </table:table-cell>
          <table:table-cell office:value-type="float" office:value="0.690288" calcext:value-type="float">
            <text:p>0.690288</text:p>
          </table:table-cell>
          <table:table-cell office:value-type="float" office:value="0.744416407" calcext:value-type="float">
            <text:p>0.744416</text:p>
          </table:table-cell>
          <table:table-cell office:value-type="float" office:value="1.184657462128" calcext:value-type="float">
            <text:p>1.184657</text:p>
          </table:table-cell>
          <table:table-cell office:value-type="float" office:value="0.748065269" calcext:value-type="float">
            <text:p>0.748065</text:p>
          </table:table-cell>
          <table:table-cell office:value-type="float" office:value="0.701457548" calcext:value-type="float">
            <text:p>0.701458</text:p>
          </table:table-cell>
          <table:table-cell office:value-type="float" office:value="0.70428886" calcext:value-type="float">
            <text:p>0.704289</text:p>
          </table:table-cell>
          <table:table-cell office:value-type="float" office:value="0.747421115" calcext:value-type="float">
            <text:p>0.747421</text:p>
          </table:table-cell>
          <table:table-cell office:value-type="float" office:value="0.752553660614" calcext:value-type="float">
            <text:p>0.752554</text:p>
          </table:table-cell>
          <table:table-cell office:value-type="float" office:value="0.705666293288" calcext:value-type="float">
            <text:p>0.705666</text:p>
          </table:table-cell>
          <table:table-cell office:value-type="float" office:value="0.70006312684" calcext:value-type="float">
            <text:p>0.700063</text:p>
          </table:table-cell>
          <table:table-cell office:value-type="float" office:value="0.74293658831" calcext:value-type="float">
            <text:p>0.742937</text:p>
          </table:table-cell>
          <table:table-cell office:value-type="float" office:value="0.703581032" calcext:value-type="float">
            <text:p>0.703581</text:p>
          </table:table-cell>
          <table:table-cell office:value-type="float" office:value="0.746669938" calcext:value-type="float">
            <text:p>0.746670</text:p>
          </table:table-cell>
          <table:table-cell office:value-type="float" office:value="0.750329846" calcext:value-type="float">
            <text:p>0.750330</text:p>
          </table:table-cell>
          <table:table-cell office:value-type="float" office:value="0.694429728" calcext:value-type="float">
            <text:p>0.694430</text:p>
          </table:table-cell>
          <table:table-cell office:value-type="float" office:value="0.748882905442" calcext:value-type="float">
            <text:p>0.748883</text:p>
          </table:table-cell>
          <table:table-cell office:value-type="float" office:value="1.19176540690077" calcext:value-type="float">
            <text:p>1.191765</text:p>
          </table:table-cell>
          <table:table-cell table:formula="of:=AVERAGE([.B35:.U35])" office:value-type="float" office:value="0.773566859326138" calcext:value-type="float">
            <text:p>0.773567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6"/>
          <table:table-cell table:number-columns-repeated="4"/>
          <table:table-cell table:style-name="Default"/>
        </table:table-row>
        <table:table-row table:style-name="ro1" table:number-rows-repeated="7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17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2:53:47.50591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3:02:05.032767959</dc:date>
    <meta:editing-duration>PT2H32M26S</meta:editing-duration>
    <meta:editing-cycles>14</meta:editing-cycles>
    <meta:generator>LibreOffice/6.0.7.3$Linux_X86_64 LibreOffice_project/00m0$Build-3</meta:generator>
    <meta:document-statistic meta:table-count="1" meta:cell-count="726" meta:object-count="0"/>
  </office:meta>
</office:document-meta>
</file>